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CV_20_Table_20_Sub-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6" style:family="paragraph" style:parent-style-name="CV_20_Table_20_Entry">
      <style:text-properties officeooo:paragraph-rsid="018aa914"/>
    </style:style>
    <style:style style:name="P17" style:family="paragraph" style:parent-style-name="CV_20_Table_20_Entry">
      <style:text-properties officeooo:paragraph-rsid="018d53bd"/>
    </style:style>
    <style:style style:name="P18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19" style:family="paragraph" style:parent-style-name="CV_20_Table_20_Entry">
      <style:text-properties officeooo:paragraph-rsid="01964794"/>
    </style:style>
    <style:style style:name="P20" style:family="paragraph" style:parent-style-name="CV_20_Table_20_Entry">
      <style:text-properties officeooo:rsid="01828d65" officeooo:paragraph-rsid="01964794"/>
    </style:style>
    <style:style style:name="P21" style:family="paragraph" style:parent-style-name="CV_20_Table_20_Entry">
      <style:text-properties officeooo:rsid="01964794" officeooo:paragraph-rsid="01964794"/>
    </style:style>
    <style:style style:name="P22" style:family="paragraph" style:parent-style-name="CV_20_Table_20_Entry">
      <style:text-properties officeooo:rsid="01978743" officeooo:paragraph-rsid="01978743"/>
    </style:style>
    <style:style style:name="P23" style:family="paragraph" style:parent-style-name="CV_20_Table_20_Entry">
      <style:text-properties officeooo:paragraph-rsid="018fdd69"/>
    </style:style>
    <style:style style:name="P24" style:family="paragraph" style:parent-style-name="CV_20_Table_20_Sub-Title">
      <style:text-properties officeooo:rsid="019a1b0a" officeooo:paragraph-rsid="019a1b0a"/>
    </style:style>
    <style:style style:name="P25" style:family="paragraph" style:parent-style-name="CV_20_Table_20_Entry">
      <style:text-properties officeooo:rsid="019eff06" officeooo:paragraph-rsid="019eff06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7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28" style:family="paragraph" style:parent-style-name="CV_20_Table_20_Entry">
      <style:text-properties officeooo:rsid="019f9519" officeooo:paragraph-rsid="019f9519"/>
    </style:style>
    <style:style style:name="P29" style:family="paragraph" style:parent-style-name="CV_20_Table_20_Sub-Title">
      <style:text-properties fo:color="#000000" loext:opacity="100%" style:font-name="Candara" fo:font-size="8pt" fo:language="en" fo:country="US" fo:font-style="normal" fo:font-weight="normal" officeooo:rsid="0176454b" officeooo:paragraph-rsid="019a1b0a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30" style:family="paragraph" style:parent-style-name="CV_20_Table_20_Sub-Title">
      <style:text-properties fo:font-weight="normal" officeooo:rsid="00641b00" style:font-weight-asian="normal" style:font-weight-complex="normal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language="en" fo:country="US" officeooo:rsid="019f9519" style:language-asian="zxx" style:country-asian="none" style:language-complex="zxx" style:country-complex="none"/>
    </style:style>
    <style:style style:name="T15" style:family="text">
      <style:text-properties fo:font-style="normal" officeooo:rsid="005035a7" style:font-style-asian="normal" style:font-style-complex="normal"/>
    </style:style>
    <style:style style:name="T16" style:family="text">
      <style:text-properties fo:font-style="normal" officeooo:rsid="00550d27" style:font-style-asian="normal" style:font-style-complex="normal"/>
    </style:style>
    <style:style style:name="T17" style:family="text">
      <style:text-properties fo:font-style="normal" officeooo:rsid="006866c2" style:font-style-asian="normal" style:font-style-complex="normal"/>
    </style:style>
    <style:style style:name="T18" style:family="text">
      <style:text-properties fo:font-style="normal" officeooo:rsid="0051e7e6" style:font-style-asian="normal" style:font-style-complex="normal"/>
    </style:style>
    <style:style style:name="T19" style:family="text">
      <style:text-properties fo:font-style="normal" officeooo:rsid="016f5402" style:font-style-asian="normal" style:font-style-complex="normal"/>
    </style:style>
    <style:style style:name="T20" style:family="text">
      <style:text-properties officeooo:rsid="005707f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23d47" style:font-weight-asian="normal" style:font-weight-complex="normal"/>
    </style:style>
    <style:style style:name="T23" style:family="text">
      <style:text-properties fo:font-weight="normal" officeooo:rsid="00641b00" style:font-weight-asian="normal" style:font-weight-complex="normal"/>
    </style:style>
    <style:style style:name="T24" style:family="text">
      <style:text-properties officeooo:rsid="006eb873"/>
    </style:style>
    <style:style style:name="T25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7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8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0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2" style:family="text">
      <style:text-properties officeooo:rsid="0072f6c3"/>
    </style:style>
    <style:style style:name="T33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4" style:family="text">
      <style:text-properties officeooo:rsid="007e56f9"/>
    </style:style>
    <style:style style:name="T35" style:family="text">
      <style:text-properties fo:language="en" fo:country="GB"/>
    </style:style>
    <style:style style:name="T36" style:family="text">
      <style:text-properties officeooo:rsid="007f64e9"/>
    </style:style>
    <style:style style:name="T37" style:family="text">
      <style:text-properties officeooo:rsid="016dfbce"/>
    </style:style>
    <style:style style:name="T38" style:family="text">
      <style:text-properties officeooo:rsid="0176454b"/>
    </style:style>
    <style:style style:name="T39" style:family="text">
      <style:text-properties fo:font-size="7pt" fo:font-style="italic" style:font-size-asian="7pt" style:font-style-asian="italic" style:font-size-complex="7pt" style:font-style-complex="italic"/>
    </style:style>
    <style:style style:name="T40" style:family="text">
      <style:text-properties officeooo:rsid="01828d65"/>
    </style:style>
    <style:style style:name="T41" style:family="text">
      <style:text-properties officeooo:rsid="018ba244"/>
    </style:style>
    <style:style style:name="T42" style:family="text">
      <style:text-properties officeooo:rsid="018e819f"/>
    </style:style>
    <style:style style:name="T43" style:family="text">
      <style:text-properties officeooo:rsid="018fdd69"/>
    </style:style>
    <style:style style:name="T44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5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a7e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6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e94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7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6479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9" style:family="text">
      <style:text-properties officeooo:rsid="0190a89f"/>
    </style:style>
    <style:style style:name="T50" style:family="text">
      <style:text-properties officeooo:rsid="019312b2"/>
    </style:style>
    <style:style style:name="T51" style:family="text">
      <style:text-properties officeooo:rsid="0193d622"/>
    </style:style>
    <style:style style:name="T52" style:family="text">
      <style:text-properties officeooo:rsid="0194a7e3"/>
    </style:style>
    <style:style style:name="T53" style:family="text">
      <style:text-properties officeooo:rsid="0194e943"/>
    </style:style>
    <style:style style:name="T54" style:family="text">
      <style:text-properties officeooo:rsid="01964794"/>
    </style:style>
    <style:style style:name="T55" style:family="text">
      <style:text-properties officeooo:rsid="01984344"/>
    </style:style>
    <style:style style:name="T56" style:family="text">
      <style:text-properties officeooo:rsid="019a1b0a"/>
    </style:style>
    <style:style style:name="T57" style:family="text">
      <style:text-properties officeooo:rsid="019d293b"/>
    </style:style>
    <style:style style:name="T5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lexei Znamensky</text:p>
      <text:p text:style-name="P9"/>
      <text:p text:style-name="P12"><text:span text:style-name="T15">+</text:span><text:span text:style-name="T17">64</text:span><text:span text:style-name="T15"> </text:span><text:span text:style-name="T17">2</text:span><text:span text:style-name="T19">1 2263375</text:span><text:span text:style-name="T15"> | </text:span><text:a xlink:type="simple" xlink:href="mailto:russoz@gmail.com" text:style-name="Internet_20_link" text:visited-style-name="Visited_20_Internet_20_Link"><text:span text:style-name="T15">russoz@gmail.com</text:span></text:a><text:span text:style-name="T15"> | </text:span><text:span text:style-name="T16">Skype: russoz</text:span></text:p>
      <text:p text:style-name="P11"><text:a xlink:type="simple" xlink:href="https://linkedin.com/in/alexeiz" text:style-name="Internet_20_link" text:visited-style-name="Visited_20_Internet_20_Link"><text:span text:style-name="T17">https://linkedin.com/in/alexeiz</text:span></text:a><text:span text:style-name="T15"> </text:span><text:span text:style-name="T16">| </text:span><text:a xlink:type="simple" xlink:href="https://github.com/russoz" text:style-name="Internet_20_link" text:visited-style-name="Visited_20_Internet_20_Link"><text:span text:style-name="T18">https://github.com/russoz</text:span></text:a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<text:span text:style-name="T42">To disrupt, </text:span><text:span text:style-name="T43">t</text:span>o innovate, to dismantle existing business processes <text:span text:style-name="T43">and build them again</text:span>, to <text:span text:style-name="T46">devise</text:span> <text:span text:style-name="T46">solutions</text:span> that will actually <text:span text:style-name="T45">make a difference for</text:span> customers. <text:span text:style-name="T52">Automate all things!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25">Assessing solution architecture in projects, focusing on automation</text:p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7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19"><text:span text:style-name="T40">Intermediate </text:span>experience with<text:span text:style-name="T54"> CI/CD </text:span><text:span text:style-name="T47">solutions</text:span></text:p>
            <text:p text:style-name="P21">Intermediate experience with Agile methodologies</text:p>
            <text:p text:style-name="P20">Basic experience with Terraform</text:p>
            <text:p text:style-name="CV_20_Table_20_Entry">Basic experience with AWS management</text:p>
            <text:p text:style-name="P16">Automation of first-response to incidents with <text:span text:style-name="T41">self-</text:span>remediation systems</text:p>
            <text:p text:style-name="P16">Large experience in troubleshooting</text:p>
            <text:p text:style-name="P16">Experience in teaching technical courses since 1998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8">(</text:span><text:span text:style-name="T29">Highlights only, f</text:span><text:span text:style-name="T28">ull listing at</text:span><text:span text:style-name="T30"> </text:span><text:a xlink:type="simple" xlink:href="https://linkedin.com/in/alexeiz" text:style-name="Internet_20_link" text:visited-style-name="Visited_20_Internet_20_Link"><text:span text:style-name="T39">Linkedin</text:span></text:a><text:span text:style-name="T31">)</text:span></text:p>
          </table:table-cell>
        </table:table-row>
        <table:table-row table:style-name="Table1.8">
          <table:table-cell table:style-name="Table1.A2" office:value-type="string">
            <text:p text:style-name="P6">timbre Digital</text:p>
            <text:p text:style-name="P24">IT Architect</text:p>
            <text:p text:style-name="P24">Jun/2022 – Current</text:p>
            <text:p text:style-name="P24"/>
            <text:p text:style-name="CV_20_Table_20_Sub-Title">Automation Manager<text:line-break/><text:span text:style-name="T38">Mar/2021 – </text:span><text:span text:style-name="T56">Jun/2022</text:span></text:p>
            <text:p text:style-name="CV_20_Table_20_Sub-Title"/>
            <text:p text:style-name="CV_20_Table_20_Sub-Title">Delivery Services Engineer</text:p>
            <text:p text:style-name="CV_20_Table_20_Sub-Title"><text:span text:style-name="T27">Feb/2017</text:span><text:span text:style-name="T26"> – </text:span><text:span text:style-name="T25">Mar/2021</text:span></text:p>
            <text:p text:style-name="P29">Auckland, NEW ZEALAND</text:p>
          </table:table-cell>
          <table:table-cell table:style-name="Table1.B4" office:value-type="string">
            <text:p text:style-name="P28"><text:span text:style-name="T9">Solution Architect for a number of projects. F</text:span><text:span text:style-name="T12">ocus </text:span><text:span text:style-name="T9">in</text:span><text:span text:style-name="T12"> Automation, CI/CD </text:span><text:span text:style-name="T9">&amp; I</text:span><text:span text:style-name="T12">ntegration</text:span><text:span text:style-name="T9">s</text:span><text:span text:style-name="T12">.</text:span></text:p>
            <text:p text:style-name="P18"/>
            <text:p text:style-name="P23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44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8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5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14">Pa</text:span><text:span text:style-name="T9">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" office:value-type="string">
            <text:p text:style-name="P6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21">Oct/2012 – </text:span><text:span text:style-name="T23">Sep</text:span><text:span text:style-name="T22">/201</text:span><text:span text:style-name="T23">6</text:span></text:p>
            <text:p text:style-name="P30"/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4" office:value-type="string">
            <text:p text:style-name="CV_20_Table_20_Entry"><text:span text:style-name="T56">L</text:span>everag<text:span text:style-name="T56">ed</text:span>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4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4" office:value-type="string">
            <text:p text:style-name="CV_20_Table_20_Entry">Worked in a handful different projects, eventually leading the administration team in some. <text:span text:style-name="T57">M</text:span>aintain<text:span text:style-name="T57">ed</text:span>, buil<text:span text:style-name="T57">t</text:span> and deploy<text:span text:style-name="T57">ed</text:span> J2EE applications, providing level 3 support for IBM off-shore projects using IBM WAS v5.x &amp; v6.x, Portal Server v6.x, along with dev<text:span text:style-name="T57">elopers</text:span> and content teams in Brazil, USA, India and Europe.</text:p>
          </table:table-cell>
        </table:table-row>
        <table:table-row table:style-name="Table1.12">
          <table:table-cell table:style-name="Table1.A2" office:value-type="string">
            <text:p text:style-name="P6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4" office:value-type="string">
            <text:p text:style-name="CV_20_Table_20_Entry">Systems, Networking &amp; Security Administrator <text:span text:style-name="T57">(</text:span>Solaris, IRIX, Linux and AIX<text:span text:style-name="T57">). </text:span>Unix Instructor.</text:p>
            <text:p text:style-name="CV_20_Table_20_Entry">Intern – Parallel Computing Development</text:p>
          </table:table-cell>
        </table:table-row>
        <table:table-row table:style-name="Table1.13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4">
          <table:table-cell table:style-name="Table1.A14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5">
          <table:table-cell table:style-name="Table1.A14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22">Member of the Ansible Steering Committee since April 2022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8">for the collection</text:span>, active committer since 2020, <text:span text:style-name="T38">m</text:span>aintainer of <text:span text:style-name="T51">5+</text:span> modules – </text:p>
            <text:p text:style-name="CV_20_Table_20_Entry"><text:span text:style-name="T38">Author of </text:span>helper util<text:span text:style-name="T49">it</text:span><text:span text:style-name="T55">ies</text:span> to reduce boilerplate coding for module developers.</text:p>
            <text:p text:style-name="CV_20_Table_20_Entry"><text:span text:style-name="T55">Cleaned up </text:span>ignored validation errors <text:span text:style-name="T55">in community.general </text:span>from <text:span text:style-name="T38">1000+</text:span> to <text:span text:style-name="T48">less than 30</text:span>.</text:p>
          </table:table-cell>
        </table:table-row>
        <text:soft-page-break/>
        <table:table-row table:style-name="Table1.16">
          <table:table-cell table:style-name="Table1.A14" office:value-type="string">
            <text:p text:style-name="CV_20_Table_20_Sub-Title">S<text:span text:style-name="T24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37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6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7">
          <table:table-cell table:style-name="Table1.A14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20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8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9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P14"/>
          </table:table-cell>
          <table:table-cell table:style-name="Table1.B4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4">eloper</text:span> for J2EE 1.3 <text:span text:style-name="T33">on March, 19th 2004</text:span></text:p>
            <text:p text:style-name="CV_20_Table_20_Entry">Sun Certified Java Programmer for Java 1.4 <text:span text:style-name="T33">on July, 31st 2003</text:span></text:p>
            <text:p text:style-name="CV_20_Table_20_Entry">Linux Professional Institute Certification Level 2 <text:span text:style-name="T33">on June 30th 2003 (LPI000022682, 97fgfk3m5a)</text:span></text:p>
            <text:p text:style-name="CV_20_Table_20_Entry">Linux Professional Institute Certification Level 1 <text:span text:style-name="T33">on October, 23rd 2002 (LPI000022682, 4mmh2lw3lg)</text:span></text:p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2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3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3">BRAZIL</text:span></text:p>
          </table:table-cell>
        </table:table-row>
        <table:table-row table:style-name="Table1.24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3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5" office:value-type="string">
            <text:p text:style-name="CV_20_Table_20_Entry">Colégio Marista de Brasília</text:p>
            <text:p text:style-name="CV_20_Table_20_Entry">Brasília, DF, <text:span text:style-name="T53">BRAZIL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7">
          <table:table-cell table:style-name="Table1.A27" office:value-type="string">
            <text:p text:style-name="CV_20_Table_20_Title">Other Interests</text:p>
          </table:table-cell>
          <table:table-cell table:style-name="Table1.B27" office:value-type="string">
            <text:p text:style-name="CV_20_Table_20_Entry"><text:span text:style-name="T50">L</text:span>anguages, etymology, humans, consciousness, archery, teaching, sailing, history, geography, philosophy, music, automation, open source, robots, <text:span text:style-name="T32">sci-fi, WWII, </text:span><text:span text:style-name="T50">space travel, time travel</text:span><text:span text:style-name="T32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4-04-01T10:16:52.820680509">1. Apr. 2024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4-04-01T10:16:52.491394114</dc:date>
    <meta:editing-cycles>149</meta:editing-cycles>
    <meta:editing-duration>P5DT18H31M47S</meta:editing-duration>
    <meta:generator>LibreOffice/7.3.7.2$Linux_X86_64 LibreOffice_project/30$Build-2</meta:generator>
    <dc:creator>Alexei Znamensky</dc:creator>
    <meta:document-statistic meta:table-count="1" meta:image-count="0" meta:object-count="0" meta:page-count="2" meta:paragraph-count="103" meta:word-count="769" meta:character-count="5717" meta:non-whitespace-character-count="5034"/>
    <meta:user-defined meta:name="Info 1"/>
    <meta:user-defined meta:name="Info 2"/>
    <meta:user-defined meta:name="Info 3"/>
    <meta:user-defined meta:name="Info 4"/>
  </office:meta>
</office:document-meta>
</file>